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>
      <style:text-properties style:font-name="Liberation Sans" fo:language="en" fo:country="G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4" style:family="paragraph" style:parent-style-name="Footnote">
      <style:text-properties style:font-name="Liberation Sans" fo:language="en" fo:country="GB" officeooo:paragraph-rsid="0fc49ea7"/>
    </style:style>
    <style:style style:name="P5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38935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Footnote">
      <style:text-properties style:font-name="Liberation Sans" officeooo:paragraph-rsid="105ebb92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2c4b8"/>
    </style:style>
    <style:style style:name="P28" style:family="paragraph" style:parent-style-name="Standard">
      <style:text-properties officeooo:paragraph-rsid="0b0ddd8e"/>
    </style:style>
    <style:style style:name="P29" style:family="paragraph" style:parent-style-name="Standard">
      <style:text-properties officeooo:paragraph-rsid="04f68805"/>
    </style:style>
    <style:style style:name="P30" style:family="paragraph" style:parent-style-name="Standard">
      <style:text-properties officeooo:paragraph-rsid="0bad8f69"/>
    </style:style>
    <style:style style:name="P31" style:family="paragraph" style:parent-style-name="Footnote">
      <style:text-properties officeooo:rsid="043ccc66" officeooo:paragraph-rsid="0f40045a"/>
    </style:style>
    <style:style style:name="P32" style:family="paragraph" style:parent-style-name="Footnote">
      <style:text-properties officeooo:rsid="043ccc66" officeooo:paragraph-rsid="0f4dc0dc"/>
    </style:style>
    <style:style style:name="P33" style:family="paragraph" style:parent-style-name="Footnote">
      <style:text-properties officeooo:paragraph-rsid="0f40045a"/>
    </style:style>
    <style:style style:name="P34" style:family="paragraph" style:parent-style-name="Footnote">
      <style:text-properties officeooo:paragraph-rsid="0fce08f7"/>
    </style:style>
    <style:style style:name="P3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8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4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45" style:family="paragraph" style:parent-style-name="Standard">
      <style:text-properties officeooo:paragraph-rsid="0fbbd67b"/>
    </style:style>
    <style:style style:name="P4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7" style:family="paragraph" style:parent-style-name="Standard">
      <style:text-properties officeooo:paragraph-rsid="0fc0c632"/>
    </style:style>
    <style:style style:name="P48" style:family="paragraph" style:parent-style-name="Standard">
      <style:text-properties officeooo:rsid="0dde9a1c" officeooo:paragraph-rsid="0dde9a1c"/>
    </style:style>
    <style:style style:name="P49" style:family="paragraph" style:parent-style-name="Standard">
      <style:text-properties officeooo:rsid="0dde9a1c" officeooo:paragraph-rsid="0f4adb30"/>
    </style:style>
    <style:style style:name="P50" style:family="paragraph" style:parent-style-name="Standard">
      <style:text-properties officeooo:rsid="0dde9a1c" officeooo:paragraph-rsid="0fdb91b2"/>
    </style:style>
    <style:style style:name="P51" style:family="paragraph" style:parent-style-name="Standard">
      <style:text-properties officeooo:rsid="0dde9a1c" officeooo:paragraph-rsid="0fdc0816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3" style:family="paragraph" style:parent-style-name="Standard">
      <style:text-properties officeooo:paragraph-rsid="0fc35f88"/>
    </style:style>
    <style:style style:name="P54" style:family="paragraph" style:parent-style-name="Standard">
      <style:text-properties officeooo:paragraph-rsid="0fc8b815"/>
    </style:style>
    <style:style style:name="P55" style:family="paragraph" style:parent-style-name="Standard">
      <style:text-properties officeooo:paragraph-rsid="0fce858d"/>
    </style:style>
    <style:style style:name="P56" style:family="paragraph" style:parent-style-name="Standard">
      <style:text-properties officeooo:paragraph-rsid="0f4adb30"/>
    </style:style>
    <style:style style:name="P57" style:family="paragraph" style:parent-style-name="Standard">
      <style:text-properties officeooo:paragraph-rsid="0fd0b68a"/>
    </style:style>
    <style:style style:name="P58" style:family="paragraph" style:parent-style-name="Standard">
      <style:text-properties officeooo:paragraph-rsid="0fd655f2"/>
    </style:style>
    <style:style style:name="P59" style:family="paragraph" style:parent-style-name="Standard">
      <style:text-properties officeooo:paragraph-rsid="0ff06808"/>
    </style:style>
    <style:style style:name="P60" style:family="paragraph" style:parent-style-name="Standard">
      <style:paragraph-properties fo:text-align="center" style:justify-single-word="false"/>
      <style:text-properties officeooo:paragraph-rsid="0cc50ec9"/>
    </style:style>
    <style:style style:name="P61" style:family="paragraph" style:parent-style-name="Standard">
      <style:paragraph-properties fo:text-align="center" style:justify-single-word="false"/>
      <style:text-properties officeooo:paragraph-rsid="0c8b5238"/>
    </style:style>
    <style:style style:name="P62" style:family="paragraph" style:parent-style-name="Standard">
      <style:paragraph-properties fo:text-align="center" style:justify-single-word="false"/>
      <style:text-properties officeooo:paragraph-rsid="0d1ec96e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e38fc62"/>
    </style:style>
    <style:style style:name="P65" style:family="paragraph" style:parent-style-name="Standard">
      <style:paragraph-properties fo:text-align="center" style:justify-single-word="false"/>
      <style:text-properties officeooo:paragraph-rsid="0e82f1b0"/>
    </style:style>
    <style:style style:name="P66" style:family="paragraph" style:parent-style-name="Standard">
      <style:paragraph-properties fo:text-align="center" style:justify-single-word="false"/>
      <style:text-properties officeooo:paragraph-rsid="103a8b8d"/>
    </style:style>
    <style:style style:name="P67" style:family="paragraph" style:parent-style-name="Standard">
      <style:paragraph-properties fo:text-align="center" style:justify-single-word="false"/>
      <style:text-properties officeooo:paragraph-rsid="10460ef1"/>
    </style:style>
    <style:style style:name="P68" style:family="paragraph" style:parent-style-name="Standard">
      <style:text-properties officeooo:paragraph-rsid="103a8b8d"/>
    </style:style>
    <style:style style:name="P69" style:family="paragraph" style:parent-style-name="Standard">
      <style:text-properties officeooo:rsid="103c421a" officeooo:paragraph-rsid="103c421a"/>
    </style:style>
    <style:style style:name="P70" style:family="paragraph" style:parent-style-name="Standard">
      <style:text-properties officeooo:rsid="103cd3c9" officeooo:paragraph-rsid="103cd3c9"/>
    </style:style>
    <style:style style:name="P71" style:family="paragraph" style:parent-style-name="Standard">
      <style:text-properties officeooo:rsid="103d9705" officeooo:paragraph-rsid="103d9705"/>
    </style:style>
    <style:style style:name="P72" style:family="paragraph" style:parent-style-name="Standard">
      <style:text-properties officeooo:paragraph-rsid="10414f85"/>
    </style:style>
    <style:style style:name="P73" style:family="paragraph" style:parent-style-name="Standard">
      <style:text-properties officeooo:rsid="104324ed" officeooo:paragraph-rsid="104324ed"/>
    </style:style>
    <style:style style:name="P74" style:family="paragraph" style:parent-style-name="Standard">
      <style:text-properties officeooo:rsid="10460ef1" officeooo:paragraph-rsid="10460ef1"/>
    </style:style>
    <style:style style:name="P75" style:family="paragraph" style:parent-style-name="Standard">
      <style:text-properties officeooo:rsid="104ba919" officeooo:paragraph-rsid="104bbe03"/>
    </style:style>
    <style:style style:name="P76" style:family="paragraph" style:parent-style-name="Standard">
      <style:text-properties officeooo:paragraph-rsid="104bbe03"/>
    </style:style>
    <style:style style:name="P77" style:family="paragraph" style:parent-style-name="Standard">
      <style:text-properties officeooo:rsid="104d5027" officeooo:paragraph-rsid="104d5027"/>
    </style:style>
    <style:style style:name="P78" style:family="paragraph" style:parent-style-name="Footnote">
      <style:text-properties officeooo:paragraph-rsid="10598138"/>
    </style:style>
    <style:style style:name="P79" style:family="paragraph" style:parent-style-name="Standard">
      <style:text-properties officeooo:paragraph-rsid="105cd2a1"/>
    </style:style>
    <style:style style:name="P80" style:family="paragraph" style:parent-style-name="Standard">
      <style:text-properties officeooo:paragraph-rsid="105ee122"/>
    </style:style>
    <style:style style:name="P81" style:family="paragraph" style:parent-style-name="Standard">
      <style:text-properties officeooo:paragraph-rsid="1062c4b8"/>
    </style:style>
    <style:style style:name="P82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3" style:family="paragraph" style:parent-style-name="Standard" style:list-style-name="L1">
      <style:paragraph-properties fo:break-before="page"/>
      <style:text-properties officeooo:paragraph-rsid="0fd655f2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9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14f85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f06808" style:font-size-asian="12pt" style:font-size-complex="12pt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59813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7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8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43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4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8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9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0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1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2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3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4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5" style:family="text">
      <style:text-properties fo:color="#000000" loext:opacity="100%" fo:font-size="10pt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56" style:family="text">
      <style:text-properties fo:color="#000000" loext:opacity="100%" fo:font-size="10pt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157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0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1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2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3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4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5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4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9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0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10270a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105418b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style:use-window-font-color="true" loext:opacity="0%" style:text-position="super 58%" style:font-name="Liberation Sans" fo:font-size="12pt" fo:language="en" fo:country="GB" officeooo:rsid="10027770" style:font-size-asian="12pt" style:language-asian="nl" style:country-asian="NL" style:font-name-complex="Bitstream Vera Sans" style:font-size-complex="12pt"/>
    </style:style>
    <style:style style:name="T204" style:family="text">
      <style:text-properties style:use-window-font-color="true" loext:opacity="0%" style:text-position="super 58%" style:font-name="Liberation Sans" fo:font-size="12pt" fo:language="en" fo:country="GB" fo:font-style="normal" officeooo:rsid="1002777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6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7" style:family="text">
      <style:text-properties fo:font-size="10pt" style:font-size-asian="10pt" style:font-size-complex="10pt"/>
    </style:style>
    <style:style style:name="T20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0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2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3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language="en" fo:country="GB"/>
    </style:style>
    <style:style style:name="T220" style:family="text">
      <style:text-properties fo:language="en" fo:country="GB" officeooo:rsid="0e83c34e"/>
    </style:style>
    <style:style style:name="T221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2" style:family="text">
      <style:text-properties fo:language="en" fo:country="GB" officeooo:rsid="0f28d107"/>
    </style:style>
    <style:style style:name="T223" style:family="text">
      <style:text-properties fo:language="en" fo:country="GB" style:font-size-complex="12pt"/>
    </style:style>
    <style:style style:name="T224" style:family="text">
      <style:text-properties fo:language="en" fo:country="GB" officeooo:rsid="0f28d107" style:font-size-complex="12pt"/>
    </style:style>
    <style:style style:name="T225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fo:language="en" fo:country="GB" officeooo:rsid="105418b7"/>
    </style:style>
    <style:style style:name="T227" style:family="text">
      <style:text-properties officeooo:rsid="103c421a"/>
    </style:style>
    <style:style style:name="T228" style:family="text">
      <style:text-properties fo:font-weight="bold" style:font-weight-asian="bold" style:font-weight-complex="bold"/>
    </style:style>
    <style:style style:name="T229" style:family="text">
      <style:text-properties fo:font-weight="bold" officeooo:rsid="103c421a" style:font-weight-asian="bold" style:font-weight-complex="bold"/>
    </style:style>
    <style:style style:name="T230" style:family="text">
      <style:text-properties fo:font-weight="bold" officeooo:rsid="104d5027" style:font-weight-asian="bold" style:font-weight-complex="bold"/>
    </style:style>
    <style:style style:name="T231" style:family="text">
      <style:text-properties officeooo:rsid="1061b5b8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4" form:id="control14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15" form:id="control1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2"><text:span text:style-name="Strong_20_Emphasis"><text:span text:style-name="T132">Checklist for installing</text:span></text:span><text:span text:style-name="T157"> </text:span><text:span text:style-name="T157"><text:user-field-get text:name="Distro">Debian</text:user-field-get></text:span><text:span text:style-name="T158"><text:s/></text:span><text:span text:style-name="T158"><text:user-field-get text:name="Version">12</text:user-field-get></text:span><text:span text:style-name="Strong_20_Emphasis"><text:span text:style-name="T133"><text:s/></text:span></text:span><text:span text:style-name="Strong_20_Emphasis"><text:span text:style-name="T134">LTS</text:span></text:span><text:span text:style-name="T159"><text:note text:id="ftn1" text:note-class="footnote"><text:note-citation>1</text:note-citation><text:note-body><text:p text:style-name="P24"><text:span text:style-name="T143">L</text:span><text:span text:style-name="T144">TS stands for Long-Term Support, and this </text:span><text:span text:style-name="T151">June</text:span><text:span text:style-name="T145"> </text:span><text:span text:style-name="Strong_20_Emphasis"><text:span text:style-name="T90"><text:user-field-get text:name="Releaseyear">2023</text:user-field-get></text:span></text:span><text:span text:style-name="T147"><text:s/></text:span><text:span text:style-name="T152"><text:user-field-get text:name="Distro">Debian</text:user-field-get></text:span><text:span text:style-name="T153"><text:s/></text:span><text:span text:style-name="T153"><text:user-field-get text:name="Version">12</text:user-field-get></text:span><text:span text:style-name="Strong_20_Emphasis"><text:span text:style-name="T135"><text:s/></text:span></text:span><text:span text:style-name="T145">LTS </text:span><text:span text:style-name="T154"><text:user-field-get text:name="Edition">server</text:user-field-get></text:span><text:span text:style-name="T145"><text:s/></text:span><text:span text:style-name="T146">(</text:span><text:span text:style-name="T144">codenamed</text:span><text:span text:style-name="T146"> </text:span><text:span text:style-name="T150">bookworm</text:span><text:span text:style-name="T146">) </text:span><text:span text:style-name="T144">will be </text:span><text:span text:style-name="T149">supported</text:span><text:span text:style-name="T144"> for five years until </text:span><text:span text:style-name="T151">June</text:span><text:span text:style-name="T145"> </text:span><text:span text:style-name="T143">202</text:span><text:span text:style-name="T151">8</text:span><text:span text:style-name="T148">.</text:span></text:p></text:note-body></text:note></text:span><text:span text:style-name="T160"> </text:span><text:span text:style-name="T160"><text:user-field-get text:name="Edition">server</text:user-field-get></text:span><text:span text:style-name="T161">.</text:span></text:p>
      <text:p text:style-name="P41"/>
      <text:p text:style-name="P39"><text:span text:style-name="T17">Fill in the </text:span><text:span text:style-name="Strong_20_Emphasis"><text:span text:style-name="T212"><text:s/></text:span></text:span><text:span text:style-name="Strong_20_Emphasis"><text:span text:style-name="T213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43"><text:span text:style-name="Definition"><text:span text:style-name="T221">user</text:span></text:span><text:span text:style-name="T174"><text:tab/><text:tab/></text:span><text:span text:style-name="T173"> <text:tab/><text:tab/><text:tab/></text:span><text:span text:style-name="T175"><draw:control text:anchor-type="as-char" svg:y="-0.429cm" draw:z-index="10" draw:name="Gebruiker 2" draw:style-name="gr2" draw:text-style-name="P88" svg:width="6.002cm" svg:height="0.6cm" draw:control="control11"><svg:title>Gebruiker</svg:title><svg:desc>Volledige naam, bijv. Jan Stek</svg:desc></draw:control></text:span><text:span text:style-name="T175"><text:tab/></text:span><text:span text:style-name="T176">[</text:span><text:span text:style-name="T177">full </text:span><text:span text:style-name="T167">na</text:span><text:span text:style-name="T168">me,</text:span><text:span text:style-name="T167"> </text:span><text:span text:style-name="T168">e.g.</text:span><text:span text:style-name="T167"> </text:span><text:span text:style-name="T169">J</text:span><text:span text:style-name="T178">a</text:span><text:span text:style-name="T169">n </text:span><text:span text:style-name="T178">Jansen</text:span><text:span text:style-name="T179">]</text:span></text:p>
      <text:p text:style-name="P45"><text:span text:style-name="Definition"><text:span text:style-name="T166">USER</text:span></text:span><text:span text:style-name="Definition"><text:span text:style-name="T219">na</text:span></text:span><text:span text:style-name="Definition"><text:span text:style-name="T222">me</text:span></text:span><text:span text:style-name="T165"><text:tab/><text:tab/><text:tab/></text:span><text:span text:style-name="T165"><draw:control text:anchor-type="as-char" svg:y="-0.429cm" draw:z-index="11" draw:name="Gberuikersnaam 2" draw:style-name="gr2" draw:text-style-name="P88" svg:width="6.002cm" svg:height="0.6cm" draw:control="control12"><svg:title>Gebruikersnaam</svg:title><svg:desc>Korte naam, bijv. jan</svg:desc></draw:control></text:span><text:span text:style-name="T165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36">j</text:span><text:span text:style-name="T137">a</text:span><text:span text:style-name="T136">n</text:span><text:span text:style-name="T138">]</text:span></text:p>
      <text:p text:style-name="P42"><text:span text:style-name="Definition"><text:span text:style-name="T226">serv</text:span></text:span><text:span text:style-name="Definition"><text:span text:style-name="T219">ERNA</text:span></text:span><text:span text:style-name="Definition"><text:span text:style-name="T222">me</text:span></text:span><text:span text:style-name="T180"><text:tab/><text:tab/></text:span><text:span text:style-name="T219"><draw:control text:anchor-type="as-char" svg:y="-0.429cm" draw:z-index="12" draw:name="Computernaam 1" draw:style-name="gr2" draw:text-style-name="P88" svg:width="6.002cm" svg:height="0.6cm" draw:control="control13"><svg:title>Computernaam</svg:title><svg:desc>Unieke naam van de computer</svg:desc></draw:control></text:span><text:span text:style-name="T219"><text:tab/></text:span><text:span text:style-name="T184">[</text:span><text:span text:style-name="T181">na</text:span><text:span text:style-name="T185">me of the</text:span><text:span text:style-name="T181"> </text:span><text:span text:style-name="T189">server</text:span><text:span text:style-name="T182">, </text:span><text:span text:style-name="T185">e.g.</text:span><text:span text:style-name="T186"> </text:span><text:span text:style-name="T188">sv</text:span><text:span text:style-name="T187">02</text:span><text:span text:style-name="T184">]</text:span></text:p>
      <text:p text:style-name="P42"><text:span text:style-name="Definition"><text:span text:style-name="T219">START</text:span></text:span><text:span text:style-name="Definition"><text:span text:style-name="T222">up</text:span></text:span><text:span text:style-name="Definition"><text:span text:style-name="T219">MEnU</text:span></text:span><text:span text:style-name="T175"><text:tab/><text:tab/></text:span><text:span text:style-name="T175"><draw:control text:anchor-type="as-char" svg:y="-0.429cm" draw:z-index="13" draw:name="Opstartmenu 1" draw:style-name="gr2" draw:text-style-name="P88" svg:width="6.002cm" svg:height="0.6cm" draw:control="control14"><svg:title>Opstartmenu</svg:title><svg:desc>Toets voor het opstartmenu ("bootmenu")</svg:desc></draw:control></text:span><text:span text:style-name="T175"><text:tab/></text:span><text:span text:style-name="T184">[</text:span><text:span text:style-name="T181">key for the bootable medium</text:span><text:span text:style-name="T190">]</text:span></text:p>
      <text:p text:style-name="P42"><text:span text:style-name="Definition"><text:span text:style-name="T183">SETTINGS</text:span></text:span><text:span text:style-name="T183"> <text:tab/><text:tab/><text:tab/></text:span><text:span text:style-name="T183"><draw:control text:anchor-type="as-char" svg:y="-0.429cm" draw:z-index="14" draw:name="Instellingen 1" draw:style-name="gr2" draw:text-style-name="P88" svg:width="6.002cm" svg:height="0.6cm" draw:control="control15"><svg:title>Instellingen</svg:title><svg:desc>Toets voor het BIOS/UEFI-scherm ("setup")</svg:desc></draw:control></text:span><text:span text:style-name="T183"><text:tab/></text:span><text:span text:style-name="T184">[</text:span><text:span text:style-name="T181">key for the UEFI BIOS screen</text:span><text:span text:style-name="T184">]</text:span></text:p>
      <text:p text:style-name="P42"><text:span text:style-name="Definition"><text:span text:style-name="T192">USER2</text:span></text:span><text:span text:style-name="T191"><text:tab/></text:span><text:span text:style-name="T173"> <text:tab/><text:tab/><text:tab/></text:span><text:span text:style-name="T175"><draw:control text:anchor-type="as-char" svg:y="-0.429cm" draw:z-index="15" draw:name="Gebruiker 3" draw:style-name="gr2" draw:text-style-name="P88" svg:width="6.002cm" svg:height="0.6cm" draw:control="control16"><svg:title>Gebruiker</svg:title><svg:desc>Volledige naam, bijv. Jan Stek</svg:desc></draw:control></text:span><text:span text:style-name="T175"><text:tab/></text:span><text:span text:style-name="T176">[</text:span><text:span text:style-name="T167">na</text:span><text:span text:style-name="T170">me</text:span><text:span text:style-name="T167"> possibly</text:span><text:span text:style-name="T171"> 2</text:span><text:span text:style-name="T203">nd</text:span><text:span text:style-name="T171"> USER</text:span><text:span text:style-name="T172">]</text:span></text:p>
      <text:p text:style-name="P45"><text:span text:style-name="Definition"><text:span text:style-name="T192">USERN</text:span></text:span><text:span text:style-name="Definition"><text:span text:style-name="T193">a</text:span></text:span><text:span text:style-name="Definition"><text:span text:style-name="T194">me</text:span></text:span><text:span text:style-name="Definition"><text:span text:style-name="T192">2</text:span></text:span><text:span text:style-name="Definition"><text:span text:style-name="T199"><text:tab/><text:tab/></text:span></text:span><text:span text:style-name="T165"><draw:control text:anchor-type="as-char" svg:y="-0.429cm" draw:z-index="16" draw:name="Gberuikersnaam 3" draw:style-name="gr2" draw:text-style-name="P88" svg:width="6.002cm" svg:height="0.6cm" draw:control="control17"><svg:title>Gebruikersnaam</svg:title><svg:desc>Korte naam, bijv. jan</svg:desc></draw:control></text:span><text:span text:style-name="T165"><text:tab/></text:span><text:span text:style-name="T196">[</text:span><text:span text:style-name="T197">user</text:span><text:span text:style-name="T195"> na</text:span><text:span text:style-name="T198">me</text:span><text:span text:style-name="T200"> possibly</text:span><text:span text:style-name="T201"> 2</text:span><text:span text:style-name="T204">nd</text:span><text:span text:style-name="T201"> USER</text:span><text:span text:style-name="T202">]</text:span></text:p>
      <text:p text:style-name="P42"><text:span text:style-name="T139">Replace the </text:span><text:span text:style-name="T140">underlined</text:span><text:span text:style-name="T139"> words in this checklist with those in the </text:span><text:span text:style-name="Strong_20_Emphasis"><text:span text:style-name="T34">te</text:span></text:span><text:span text:style-name="Strong_20_Emphasis"><text:span text:style-name="T48">x</text:span></text:span><text:span text:style-name="Strong_20_Emphasis"><text:span text:style-name="T34">t </text:span></text:span><text:span text:style-name="Strong_20_Emphasis"><text:span text:style-name="T48">box</text:span></text:span><text:span text:style-name="T139">.</text:span></text:p>
      <text:p text:style-name="P3"/>
      <text:p text:style-name="P3"/>
      <text:p text:style-name="P42"><text:span text:style-name="T69">New installation?</text:span><text:span text:style-name="T30"><text:tab/></text:span><text:span text:style-name="T57"></text:span><text:span text:style-name="T58"><text:tab/>Start at chapter </text:span><text:span text:style-name="T74"><text:bookmark-ref text:reference-format="page" text:ref-name="__RefNumPara__4009_12717081281">2</text:bookmark-ref></text:span><text:span text:style-name="T74"><text:s/></text:span><text:span text:style-name="T74"><text:bookmark-ref text:reference-format="text" text:ref-name="__RefNumPara__4009_12717081281">Perform installation</text:bookmark-ref></text:span><text:span text:style-name="T31">.</text:span></text:p>
      <text:p text:style-name="P40"/>
      <text:p text:style-name="P42"><text:span text:style-name="Strong_20_Emphasis"><text:span text:style-name="T28"/></text:span></text:p>
      <text:list xml:id="list2886230019" text:style-name="L1">
        <text:list-item>
          <text:p text:style-name="P84"><text:bookmark-start text:name="__RefNumPara__4083_1271708128"/>Prepar<text:span text:style-name="T231">e</text:span> installation<text:bookmark-end text:name="__RefNumPara__4083_1271708128"/></text:p>
        </text:list-item>
      </text:list>
      <text:p text:style-name="P3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4"><draw:control text:anchor-type="as-char" draw:z-index="0" draw:name="Vorm3" draw:style-name="gr1" draw:text-style-name="P8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4"><draw:control text:anchor-type="as-char" draw:z-index="19" draw:name="Vorm 5" draw:style-name="gr1" draw:text-style-name="P87" svg:width="0.35cm" svg:height="0.35cm" draw:control="control20"/></text:span></text:span></text:p>
          </table:table-cell>
          <table:table-cell table:style-name="_31_._5f_Installatie_5f_voorbereiden.D1" office:value-type="string">
            <text:p text:style-name="P46"><text:span text:style-name="Strong_20_Emphasis"><text:span text:style-name="T32">Log in as </text:span></text:span><text:span text:style-name="Definition"><text:span text:style-name="T8">USER</text:span></text:span><text:span text:style-name="Definition"><text:span text:style-name="T16"><text:note text:id="ftn2" text:note-class="footnote"><text:note-citation>2</text:note-citation><text:note-body><text:p text:style-name="P31"><text:span text:style-name="User_20_Entry"><text:span text:style-name="T100">Login any additional </text:span></text:span><text:span text:style-name="Definition"><text:span text:style-name="T206">USER</text:span></text:span><text:span text:style-name="User_20_Entry"><text:span text:style-name="T101">s</text:span></text:span><text:span text:style-name="User_20_Entry"><text:span text:style-name="T111"> </text:span></text:span><text:span text:style-name="User_20_Entry"><text:span text:style-name="T100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5"><text:s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5"><text:s/></text:span></text:span></text:p>
          </table:table-cell>
          <table:table-cell table:style-name="_31_._5f_Installatie_5f_voorbereiden.D2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4"><draw:control text:anchor-type="as-char" draw:z-index="6" draw:name="Vorm4" draw:style-name="gr1" draw:text-style-name="P87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4"><draw:control text:anchor-type="as-char" draw:z-index="20" draw:name="Vorm 6" draw:style-name="gr1" draw:text-style-name="P87" svg:width="0.35cm" svg:height="0.35cm" draw:control="control21"/></text:span></text:span></text:p>
          </table:table-cell>
          <table:table-cell table:style-name="_31_._5f_Installatie_5f_voorbereiden.D3" office:value-type="string">
            <text:p text:style-name="P47"><text:span text:style-name="Strong_20_Emphasis"><text:span text:style-name="T35">Install 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3" text:note-class="footnote"><text:note-citation>3</text:note-citation><text:note-body><text:p text:style-name="P33"><text:span text:style-name="T220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10">karelzimmer.nl</text:span></text:span></text:a><text:span text:style-name="T220">) for installing and managing Debian and Debian based systems like Ubuntu.</text:span></text:p></text:note-body></text:note></text:span></text:span><text:span text:style-name="Strong_20_Emphasis"><text:span text:style-name="T37">: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5"/></text:span></text:p>
          </table:table-cell>
          <table:table-cell table:style-name="_31_._5f_Installatie_5f_voorbereiden.D4" office:value-type="string">
            <text:p text:style-name="P80"><text:span text:style-name="Strong_20_Emphasis"><text:span text:style-name="T38">Type </text:span></text:span><text:span text:style-name="Strong_20_Emphasis"><text:span text:style-name="T89">'</text:span></text:span><text:span text:style-name="User_20_Entry"><text:span text:style-name="T112">wget karelzimmer.nl/</text:span></text:span><text:span text:style-name="User_20_Entry"><text:span text:style-name="T113">kz; </text:span></text:span><text:span text:style-name="User_20_Entry"><text:span text:style-name="T114">bash kz</text:span></text:span><text:span text:style-name="Strong_20_Emphasis"><text:span text:style-name="T89">'</text:span></text:span><text:span text:style-name="Strong_20_Emphasis"><text:span text:style-name="T38">, 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5" office:value-type="string">
            <text:p text:style-name="P48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54"><draw:control text:anchor-type="as-char" draw:z-index="1" draw:name="Vorm6" draw:style-name="gr1" draw:text-style-name="P8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54"><draw:control text:anchor-type="as-char" draw:z-index="21" draw:name="Vorm 7" draw:style-name="gr1" draw:text-style-name="P87" svg:width="0.35cm" svg:height="0.35cm" draw:control="control22"/></text:span></text:span></text:p>
          </table:table-cell>
          <table:table-cell table:style-name="_31_._5f_Installatie_5f_voorbereiden.D7" office:value-type="string">
            <text:p text:style-name="P53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7" office:value-type="string">
            <text:p text:style-name="P80"><text:span text:style-name="Strong_20_Emphasis"><text:span text:style-name="T38">Type 'kz menu', 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5"/></text:span></text:p>
          </table:table-cell>
          <table:table-cell table:style-name="_31_._5f_Installatie_5f_voorbereiden.D9" office:value-type="string">
            <text:p text:style-name="P81"><text:span text:style-name="Strong_20_Emphasis"><text:span text:style-name="T43">Select </text:span></text:span><text:span text:style-name="Strong_20_Emphasis"><text:span text:style-name="T66">1 - Prepar</text:span></text:span><text:span text:style-name="Strong_20_Emphasis"><text:span text:style-name="T67">e</text:span></text:span><text:span text:style-name="Strong_20_Emphasis"><text:span text:style-name="T66"> installation </text:span></text:span><text:span text:style-name="Strong_20_Emphasis"><text:span text:style-name="T38">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</text:span></text:span><text:span text:style-name="Strong_20_Emphasis"><text:span text:style-name="T52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0" office:value-type="string">
            <text:p text:style-name="P50"><text:span text:style-name="Strong_20_Emphasis"><text:span text:style-name="T42">Follow the instructions on the screen.</text:span></text:span></text:p>
          </table:table-cell>
        </table:table-row>
      </table:table>
      <text:p text:style-name="P38"><text:bookmark-start text:name="__RefNumPara__4009_1271708128"/><text:bookmark-end text:name="__RefNumPara__4009_1271708128"/><text:span text:style-name="Strong_20_Emphasis"><text:span text:style-name="T2"/></text:span></text:p>
      <text:list xml:id="list101446046239568" text:continue-numbering="true" text:style-name="L1">
        <text:list-item>
          <text:p text:style-name="P83"><text:bookmark-start text:name="__RefNumPara__4009_12717081281"/><text:span text:style-name="Strong_20_Emphasis"><text:span text:style-name="T141">Perform installation</text:span></text:span><text:bookmark-end text:name="__RefNumPara__4009_12717081281"/></text:p>
        </text:list-item>
      </text:list>
      <text:p text:style-name="P58"><text:span text:style-name="Strong_20_Emphasis"><text:span text:style-name="T141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54"><draw:control text:anchor-type="as-char" draw:z-index="2" draw:name="Vorm9" draw:style-name="gr1" draw:text-style-name="P8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9"><text:span text:style-name="T142">Boot the computer from an </text:span><text:span text:style-name="T124"><text:user-field-get text:name="Distro">Debian</text:user-field-get></text:span><text:span text:style-name="T125"><text:s/></text:span><text:span text:style-name="T125"><text:user-field-get text:name="Version">12</text:user-field-get></text:span><text:span text:style-name="Strong_20_Emphasis"><text:span text:style-name="T126"><text:s/></text:span></text:span><text:span text:style-name="Strong_20_Emphasis"><text:span text:style-name="T129"><text:user-field-get text:name="Edition">server</text:user-field-get></text:span></text:span><text:span text:style-name="Strong_20_Emphasis"><text:span text:style-name="T129"><text:s/></text:span></text:span><text:span text:style-name="Strong_20_Emphasis"><text:span text:style-name="T131">Live</text:span></text:span><text:span text:style-name="Strong_20_Emphasis"><text:span text:style-name="T88"><text:note text:id="ftn4" text:note-class="footnote"><text:note-citation>1</text:note-citation><text:note-body><text:p text:style-name="P4"><text:span text:style-name="T207">From a Live USB stick (or DVD) you can boot and work with</text:span> <text:span text:style-name="T155"><text:user-field-get text:name="Distro">Debian</text:user-field-get></text:span><text:span text:style-name="T156"><text:s/>without installing it</text:span>.</text:p></text:note-body></text:note></text:span></text:span><text:span text:style-name="T80"> USB stick</text:span><text:span text:style-name="T81"><text:note text:id="ftn5" text:note-class="footnote"><text:note-citation>2</text:note-citation><text:note-body><text:p text:style-name="P78"><text:span text:style-name="Strong_20_Emphasis"><text:span text:style-name="T94">In a graphical working environment:<text:line-break/>Download a CD image file (.iso) from</text:span></text:span><text:span text:style-name="Strong_20_Emphasis"><text:span text:style-name="T92"> </text:span></text:span><text:a xlink:type="simple" xlink:href="https://www.debian.org/CD/live/" text:style-name="Internet_20_link" text:visited-style-name="Visited_20_Internet_20_Link"><text:span text:style-name="Strong_20_Emphasis"><text:span text:style-name="T209">debian.org/cd/live</text:span></text:span></text:a><text:span text:style-name="Strong_20_Emphasis"><text:span text:style-name="T92">, </text:span></text:span><text:span text:style-name="Strong_20_Emphasis"><text:span text:style-name="T98">under </text:span></text:span><text:span text:style-name="Strong_20_Emphasis"><text:span text:style-name="T105">DVD/USB</text:span></text:span><text:span text:style-name="Strong_20_Emphasis"><text:span text:style-name="T92"> click </text:span></text:span><text:span text:style-name="Strong_20_Emphasis"><text:span text:style-name="T98">on </text:span></text:span><text:span text:style-name="Strong_20_Emphasis"><text:span text:style-name="T105">amd64</text:span></text:span><text:span text:style-name="Strong_20_Emphasis"><text:span text:style-name="T98">.</text:span></text:span><text:span text:style-name="Strong_20_Emphasis"><text:span text:style-name="T92"><text:line-break/></text:span></text:span><text:span text:style-name="Strong_20_Emphasis"><text:span text:style-name="T95">Click on</text:span></text:span><text:span text:style-name="Strong_20_Emphasis"><text:span text:style-name="T93"> </text:span></text:span><text:span text:style-name="Strong_20_Emphasis"><text:span text:style-name="T106">debian-live-1</text:span></text:span><text:span text:style-name="Strong_20_Emphasis"><text:span text:style-name="T105">2</text:span></text:span><text:span text:style-name="Strong_20_Emphasis"><text:span text:style-name="T106">.</text:span></text:span><text:span text:style-name="Strong_20_Emphasis"><text:span text:style-name="T107">x</text:span></text:span><text:span text:style-name="Strong_20_Emphasis"><text:span text:style-name="T106">.</text:span></text:span><text:span text:style-name="Strong_20_Emphasis"><text:span text:style-name="T107">y</text:span></text:span><text:span text:style-name="Strong_20_Emphasis"><text:span text:style-name="T108">-</text:span></text:span><text:span text:style-name="Strong_20_Emphasis"><text:span text:style-name="T106">amd64-</text:span></text:span><text:span text:style-name="Strong_20_Emphasis"><text:span text:style-name="T110">standard</text:span></text:span><text:span text:style-name="Strong_20_Emphasis"><text:span text:style-name="T109">.iso</text:span></text:span><text:span text:style-name="Strong_20_Emphasis"><text:span text:style-name="T91">.<text:line-break/></text:span></text:span><text:span text:style-name="Strong_20_Emphasis"><text:span text:style-name="T94">Insert a USB stick of at least </text:span></text:span><text:span text:style-name="Strong_20_Emphasis"><text:span text:style-name="T99">2</text:span></text:span><text:span text:style-name="Strong_20_Emphasis"><text:span text:style-name="T94"> GB.<text:line-break/>Locate </text:span></text:span><text:span text:style-name="Strong_20_Emphasis"><text:span text:style-name="T102">disk</text:span></text:span><text:span text:style-name="Strong_20_Emphasis"><text:span text:style-name="T94"> and click the </text:span></text:span><text:span text:style-name="Strong_20_Emphasis"><text:span text:style-name="T103">Disks</text:span></text:span><text:span text:style-name="Strong_20_Emphasis"><text:span text:style-name="T94"> icon. Select the USB stick in the list of disks on the left and click </text:span></text:span><text:span text:style-name="Strong_20_Emphasis"><text:span text:style-name="T103">Disk </text:span></text:span><text:span text:style-name="Strong_20_Emphasis"><text:span text:style-name="T102">settings</text:span></text:span><text:span text:style-name="Strong_20_Emphasis"><text:span text:style-name="T94"> ⋮ (icon with the three dots) in the top right corner.</text:span></text:span></text:p><text:p text:style-name="P34"><text:span text:style-name="Strong_20_Emphasis"><text:span text:style-name="T94"><text:tab/>Choose </text:span></text:span><text:span text:style-name="Strong_20_Emphasis"><text:span text:style-name="T103">Restore Disk Image</text:span></text:span><text:span text:style-name="Strong_20_Emphasis"><text:span text:style-name="T94"> and select the CD image file (.iso) you just downloaded.</text:span></text:span></text:p><text:p text:style-name="P34"><text:span text:style-name="Strong_20_Emphasis"><text:span text:style-name="T96"><text:tab/>Click </text:span></text:span><text:span text:style-name="Strong_20_Emphasis"><text:span text:style-name="T104">Start Restore</text:span></text:span><text:span text:style-name="Strong_20_Emphasis"><text:span text:style-name="T96">, and then click </text:span></text:span><text:span text:style-name="Strong_20_Emphasis"><text:span text:style-name="T104">Restore</text:span></text:span><text:span text:style-name="Strong_20_Emphasis"><text:span text:style-name="T96">.</text:span></text:span></text:p><text:p text:style-name="P34"><text:span text:style-name="Strong_20_Emphasis"><text:span text:style-name="T96"><text:tab/>Or use the </text:span></text:span><text:span text:style-name="Strong_20_Emphasis"><text:span text:style-name="T104">Etcher</text:span></text:span><text:span text:style-name="Strong_20_Emphasis"><text:span text:style-name="T96"> program </text:span></text:span><text:span text:style-name="Strong_20_Emphasis"><text:span text:style-name="T97">(</text:span></text:span><text:a xlink:type="simple" xlink:href="https://www.balena.io/etcher/" text:style-name="Internet_20_link" text:visited-style-name="Visited_20_Internet_20_Link"><text:span text:style-name="Strong_20_Emphasis"><text:span text:style-name="T208">etcher.io</text:span></text:span></text:a><text:span text:style-name="Strong_20_Emphasis"><text:span text:style-name="T97">) </text:span></text:span><text:span text:style-name="Strong_20_Emphasis"><text:span text:style-name="T96">available for Windows, macOS, and Linux.</text:span></text:span></text:p></text:note-body></text:note></text:span><text:span text:style-name="T80"> </text:span><text:span text:style-name="T82">o</text:span><text:span text:style-name="T84">r</text:span><text:span text:style-name="T82"> </text:span><text:span text:style-name="T84">DVD</text:span><text:span text:style-name="T82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2" office:value-type="string">
            <text:p text:style-name="P59"><text:span text:style-name="T85">S</text:span><text:span text:style-name="T86">tart up</text:span><text:span text:style-name="T80">/boot menu via </text:span><text:span text:style-name="Definition"><text:span text:style-name="T223">START</text:span></text:span><text:span text:style-name="Definition"><text:span text:style-name="T224">up</text:span></text:span><text:span text:style-name="Definition"><text:span text:style-name="T223">MEnU</text:span></text:span><text:span text:style-name="T80"> </text:span><text:span text:style-name="T87">and </text:span><text:span text:style-name="T86">settings/</text:span><text:span text:style-name="T83">setup</text:span><text:span text:style-name="T80"> via </text:span><text:span text:style-name="Definition"><text:span text:style-name="T14">SETTINGS</text:span></text:span><text:span text:style-name="T80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1"><text:span text:style-name="Strong_20_Emphasis"><text:span text:style-name="T26">Select Start installer and p</text:span></text:span><text:span text:style-name="Strong_20_Emphasis"><text:span text:style-name="T23">ress the</text:span></text:span><text:span text:style-name="Strong_20_Emphasis"><text:span text:style-name="T24"> </text:span></text:span><text:span text:style-name="Strong_20_Emphasis"><text:span text:style-name="T25">Enter</text:span></text:span><text:span text:style-name="Strong_20_Emphasis"><text:span text:style-name="T23"> key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4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3"><text:span text:style-name="Strong_20_Emphasis"><text:span text:style-name="T120">Follow the instructions on the </text:span></text:span><text:span text:style-name="Strong_20_Emphasis"><text:span text:style-name="T121">installation</text:span></text:span><text:span text:style-name="Strong_20_Emphasis"><text:span text:style-name="T122"> screens</text:span></text:span><text:span text:style-name="Strong_20_Emphasis"><text:span text:style-name="T120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6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><text:span text:style-name="Strong_20_Emphasis"><text:span text:style-name="T54"><draw:control text:anchor-type="as-char" draw:z-index="3" draw:name="Vorm13" draw:style-name="gr1" draw:text-style-name="P87" svg:width="0.35cm" svg:height="0.35cm" draw:control="control4"/></text:span></text:span></text:p>
          </table:table-cell>
          <table:table-cell table:style-name="_32_._5f_Installatie_5f_uitvoeren.C7" office:value-type="string">
            <text:p text:style-name="P54"><text:span text:style-name="Strong_20_Emphasis"><text:span text:style-name="T56">At </text:span></text:span><text:span text:style-name="Strong_20_Emphasis"><text:span text:style-name="T71">Select your location</text:span></text:span><text:span text:style-name="Strong_20_Emphasis"><text:span text:style-name="T61">: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7" office:value-type="string">
            <text:p text:style-name="P69">Click on <text:span text:style-name="T228">other</text:span> and click on <text:span text:style-name="T228">Continue</text:span>.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7" office:value-type="string">
            <text:p text:style-name="P70">Click on <text:span text:style-name="T228">Europe</text:span> <text:span text:style-name="T227">and click on </text:span><text:span text:style-name="T229">Continue</text:span><text:span text:style-name="T227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7" office:value-type="string">
            <text:p text:style-name="P71">Click on <text:span text:style-name="T228">Netherlands</text:span> and <text:span text:style-name="T227">click on </text:span><text:span text:style-name="T229">Continue</text:span><text:span text:style-name="T227">.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7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><text:span text:style-name="Strong_20_Emphasis"><text:span text:style-name="T54"><draw:control text:anchor-type="as-char" draw:z-index="22" draw:name="Vorm 1" draw:style-name="gr1" draw:text-style-name="P87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68"><text:span text:style-name="Strong_20_Emphasis"><text:span text:style-name="T56">At </text:span></text:span><text:span text:style-name="Strong_20_Emphasis"><text:span text:style-name="T72">Configure the network</text:span></text:span><text:span text:style-name="Strong_20_Emphasis"><text:span text:style-name="T61">: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7" office:value-type="string">
            <text:p text:style-name="P72"><text:span text:style-name="Strong_20_Emphasis"><text:span text:style-name="T65">E</text:span></text:span><text:span text:style-name="Strong_20_Emphasis"><text:span text:style-name="T55">nter </text:span></text:span><text:span text:style-name="Strong_20_Emphasis"><text:span text:style-name="T79">Hostname</text:span></text:span><text:span text:style-name="Definition"><text:span text:style-name="T7"> </text:span></text:span><text:span text:style-name="Definition"><text:span text:style-name="T12">serv</text:span></text:span><text:span text:style-name="Definition"><text:span text:style-name="T10">erna</text:span></text:span><text:span text:style-name="Definition"><text:span text:style-name="T11">me</text:span></text:span><text:span text:style-name="Strong_20_Emphasis"><text:span text:style-name="T63">, </text:span></text:span><text:span text:style-name="Strong_20_Emphasis"><text:span text:style-name="T64">and click </text:span></text:span><text:span text:style-name="Strong_20_Emphasis"><text:span text:style-name="T75">Continu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7" office:value-type="string">
            <text:p text:style-name="P72"/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7"><text:span text:style-name="Strong_20_Emphasis"><text:span text:style-name="T54"><draw:control text:anchor-type="as-char" draw:z-index="23" draw:name="Vorm 2" draw:style-name="gr1" draw:text-style-name="P87" svg:width="0.35cm" svg:height="0.35cm" draw:control="control24"/></text:span></text:span></text:p>
          </table:table-cell>
          <table:table-cell table:style-name="_32_._5f_Installatie_5f_uitvoeren.C7" office:value-type="string">
            <text:p text:style-name="P74">At <text:span text:style-name="T228">Set up users and passwords</text:span>: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7" office:value-type="string">
            <text:p text:style-name="P73">Don<text:span text:style-name="T162">'t set </text:span><text:span text:style-name="T164">Root</text:span><text:span text:style-name="T162"> pass</text:span><text:span text:style-name="T163">w</text:span><text:span text:style-name="T162">ord, just </text:span><text:span text:style-name="Strong_20_Emphasis"><text:span text:style-name="T64">click </text:span></text:span><text:span text:style-name="Strong_20_Emphasis"><text:span text:style-name="T75">Continu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7" office:value-type="string">
            <text:p text:style-name="P76"><text:span text:style-name="Strong_20_Emphasis"><text:span text:style-name="T65">E</text:span></text:span><text:span text:style-name="Strong_20_Emphasis"><text:span text:style-name="T55">nter </text:span></text:span><text:span text:style-name="Strong_20_Emphasis"><text:span text:style-name="T73">Full name of the new user</text:span></text:span><text:span text:style-name="Strong_20_Emphasis"><text:span text:style-name="T70"> </text:span></text:span><text:span text:style-name="Definition"><text:span text:style-name="T10">USER</text:span></text:span><text:span text:style-name="Strong_20_Emphasis"><text:span text:style-name="T62">, </text:span></text:span><text:span text:style-name="Strong_20_Emphasis"><text:span text:style-name="T64">and click </text:span></text:span><text:span text:style-name="Strong_20_Emphasis"><text:span text:style-name="T75">Continu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7" office:value-type="string">
            <text:p text:style-name="P75">Enter <text:span text:style-name="T228">User </text:span><text:span text:style-name="T230">n</text:span><text:span text:style-name="T228">ame for you</text:span><text:span text:style-name="T230">r</text:span><text:span text:style-name="T228"> account</text:span><text:span text:style-name="Strong_20_Emphasis"><text:span text:style-name="T63"> </text:span></text:span><text:span text:style-name="Definition"><text:span text:style-name="T10">USERna</text:span></text:span><text:span text:style-name="Definition"><text:span text:style-name="T11">me</text:span></text:span><text:span text:style-name="Strong_20_Emphasis"><text:span text:style-name="T62">, </text:span></text:span><text:span text:style-name="Strong_20_Emphasis"><text:span text:style-name="T64">and click </text:span></text:span><text:span text:style-name="Strong_20_Emphasis"><text:span text:style-name="T75">Continu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60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7" office:value-type="string">
            <text:p text:style-name="P77">E<text:span text:style-name="Strong_20_Emphasis"><text:span text:style-name="T64">nter a </text:span></text:span><text:span text:style-name="Strong_20_Emphasis"><text:span text:style-name="T76">password</text:span></text:span><text:span text:style-name="Strong_20_Emphasis"><text:span text:style-name="T64"> twice, and click </text:span></text:span><text:span text:style-name="Strong_20_Emphasis"><text:span text:style-name="T75">Continue</text:span></text:span><text:span text:style-name="Strong_20_Emphasis"><text:span text:style-name="T64">.</text:span></text:span></text:p>
          </table:table-cell>
        </table:table-row>
      </table:table>
      <text:p text:style-name="P28"><text:span text:style-name="Strong_20_Emphasis"><text:span text:style-name="T59"/></text:span></text:p>
      <text:list xml:id="list101447316738397" text:continue-numbering="true" text:style-name="L1">
        <text:list-item>
          <text:p text:style-name="P86"><text:bookmark-start text:name="__RefNumPara__12966_2272496019"/><text:span text:style-name="Strong_20_Emphasis"><text:span text:style-name="T78">Finish installation</text:span></text:span><text:bookmark-end text:name="__RefNumPara__12966_2272496019"/></text:p>
        </text:list-item>
      </text:list>
      <text:p text:style-name="P29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4"><draw:control text:anchor-type="as-char" draw:z-index="4" draw:name="Vorm22" draw:style-name="gr1" draw:text-style-name="P87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5"><text:span text:style-name="Strong_20_Emphasis"><text:span text:style-name="T27">Log in as </text:span></text:span><text:span text:style-name="Definition"><text:span text:style-name="T9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7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54"><draw:control text:anchor-type="as-char" draw:z-index="7" draw:name="Vorm4_1" draw:style-name="gr1" draw:text-style-name="P87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6"><text:span text:style-name="Strong_20_Emphasis"><text:span text:style-name="T35">Install 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6" text:note-class="footnote"><text:note-citation>1</text:note-citation><text:note-body><text:p text:style-name="P33"><text:span text:style-name="T220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10">karelzimmer.nl</text:span></text:span></text:a><text:span text:style-name="T220">) for installing and managing Debian and Debian based systems like Ubuntu.</text:span></text:p></text:note-body></text:note></text:span></text:span><text:span text:style-name="Strong_20_Emphasis"><text:span text:style-name="T37">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35"/></text:span></text:p>
          </table:table-cell>
          <table:table-cell table:style-name="_33_._5f_Installatie_5f_afronden.C4" office:value-type="string">
            <text:p text:style-name="P80"><text:span text:style-name="T13">Type </text:span><text:span text:style-name="Strong_20_Emphasis"><text:span text:style-name="T89">'</text:span></text:span><text:span text:style-name="User_20_Entry"><text:span text:style-name="T112">wget karelzimmer.nl/</text:span></text:span><text:span text:style-name="User_20_Entry"><text:span text:style-name="T113">kz; </text:span></text:span><text:span text:style-name="User_20_Entry"><text:span text:style-name="T114">bash kz</text:span></text:span><text:span text:style-name="Strong_20_Emphasis"><text:span text:style-name="T89">'</text:span></text:span><text:span text:style-name="T13">, followed by the</text:span><text:span text:style-name="Strong_20_Emphasis"><text:span text:style-name="T41"> </text:span></text:span><text:span text:style-name="Strong_20_Emphasis"><text:span text:style-name="T39">Enter</text:span></text:span><text:span text:style-name="T13"> key.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5" office:value-type="string">
            <text:p text:style-name="P49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6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4"><draw:control text:anchor-type="as-char" draw:z-index="5" draw:name="Vorm33" draw:style-name="gr1" draw:text-style-name="P87" svg:width="0.35cm" svg:height="0.35cm" draw:control="control6"/></text:span></text:span></text:p>
          </table:table-cell>
          <table:table-cell table:style-name="_33_._5f_Installatie_5f_afronden.C7" office:value-type="string">
            <text:p text:style-name="P56"><text:span text:style-name="Strong_20_Emphasis"><text:span text:style-name="T4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7" office:value-type="string">
            <text:p text:style-name="P80"><text:span text:style-name="Strong_20_Emphasis"><text:span text:style-name="T38">Type 'kz menu', 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35"/></text:span></text:p>
          </table:table-cell>
          <table:table-cell table:style-name="_33_._5f_Installatie_5f_afronden.C9" office:value-type="string">
            <text:p text:style-name="P81"><text:span text:style-name="Strong_20_Emphasis"><text:span text:style-name="T44">Se</text:span></text:span><text:span text:style-name="Strong_20_Emphasis"><text:span text:style-name="T50">lect</text:span></text:span><text:span text:style-name="Strong_20_Emphasis"><text:span text:style-name="T44"> </text:span></text:span><text:span text:style-name="Strong_20_Emphasis"><text:span text:style-name="T77">3</text:span></text:span><text:span text:style-name="Strong_20_Emphasis"><text:span text:style-name="T115"> - </text:span></text:span><text:span text:style-name="Strong_20_Emphasis"><text:span text:style-name="T116">Finish installatio</text:span></text:span><text:span text:style-name="Strong_20_Emphasis"><text:span text:style-name="T117">n</text:span></text:span><text:span text:style-name="Strong_20_Emphasis"><text:span text:style-name="T60"> </text:span></text:span><text:span text:style-name="Strong_20_Emphasis"><text:span text:style-name="T38">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0" office:value-type="string">
            <text:p text:style-name="P51"><text:span text:style-name="Strong_20_Emphasis"><text:span text:style-name="T42">Follow the instructions on the screen.</text:span></text:span></text:p>
          </table:table-cell>
        </table:table-row>
      </table:table>
      <text:p text:style-name="P29"><text:span text:style-name="Strong_20_Emphasis"><text:span text:style-name="T27"><text:tab/></text:span></text:span></text:p>
      <text:p text:style-name="P30"><text:span text:style-name="Strong_20_Emphasis"><text:span text:style-name="T42"/></text:span></text:p>
      <text:list xml:id="list101447301608581" text:continue-numbering="true" text:style-name="L1">
        <text:list-item>
          <text:p text:style-name="P85"><text:span text:style-name="Strong_20_Emphasis"><text:span text:style-name="T15">P</text:span></text:span><text:span text:style-name="Strong_20_Emphasis"><text:span text:style-name="T211">rovision user</text:span></text:span></text:p>
        </text:list-item>
      </text:list>
      <text:p text:style-name="P3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54"><draw:control text:anchor-type="as-char" draw:z-index="8" draw:name="Vorm36_0" draw:style-name="gr1" draw:text-style-name="P87" svg:width="0.35cm" svg:height="0.35cm" draw:control="control9"/></text:span></text:span></text:p>
          </table:table-cell>
          <table:table-cell table:style-name="Tabel2.A1" office:value-type="string">
            <text:p text:style-name="P64"><text:span text:style-name="Strong_20_Emphasis"><text:span text:style-name="T54"><draw:control text:anchor-type="as-char" draw:z-index="17" draw:name="Vorm36_ 1" draw:style-name="gr1" draw:text-style-name="P87" svg:width="0.35cm" svg:height="0.35cm" draw:control="control18"/></text:span></text:span></text:p>
          </table:table-cell>
          <table:table-cell table:style-name="Tabel2.D1" office:value-type="string">
            <text:p text:style-name="P25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9">USER</text:span></text:span><text:span text:style-name="Strong_20_Emphasis"><text:span text:style-name="T36"><text:note text:id="ftn7" text:note-class="footnote"><text:note-citation>1</text:note-citation><text:note-body><text:p text:style-name="P32"><text:span text:style-name="User_20_Entry"><text:span text:style-name="T118">Login any additional </text:span></text:span><text:span text:style-name="Definition"><text:span text:style-name="T205">USER</text:span></text:span><text:span text:style-name="User_20_Entry"><text:span text:style-name="T119">s </text:span></text:span><text:span text:style-name="User_20_Entry"><text:span text:style-name="T118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9"/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4"><text:span text:style-name="Strong_20_Emphasis"><text:span text:style-name="T120">Follow the instructions on the </text:span></text:span><text:span text:style-name="Strong_20_Emphasis"><text:span text:style-name="T123">welcome screens</text:span></text:span><text:span text:style-name="Strong_20_Emphasis"><text:span text:style-name="T120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9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54"><draw:control text:anchor-type="as-char" draw:z-index="9" draw:name="Vorm36_2" draw:style-name="gr1" draw:text-style-name="P87" svg:width="0.35cm" svg:height="0.35cm" draw:control="control10"/></text:span></text:span></text:p>
          </table:table-cell>
          <table:table-cell table:style-name="Tabel2.A1" office:value-type="string">
            <text:p text:style-name="P65"><text:span text:style-name="Strong_20_Emphasis"><text:span text:style-name="T54"><draw:control text:anchor-type="as-char" draw:z-index="18" draw:name="Vorm36_ 2" draw:style-name="gr1" draw:text-style-name="P87" svg:width="0.35cm" svg:height="0.35cm" draw:control="control19"/></text:span></text:span></text:p>
          </table:table-cell>
          <table:table-cell table:style-name="Tabel2.D5" office:value-type="string">
            <text:p text:style-name="P26"><text:span text:style-name="Strong_20_Emphasis"><text:span text:style-name="T46">Set up the</text:span></text:span><text:span text:style-name="Strong_20_Emphasis"><text:span text:style-name="T47"> </text:span></text:span><text:span text:style-name="Strong_20_Emphasis"><text:span text:style-name="T53">user</text:span></text:span><text:span text:style-name="Definition"><text:span text:style-name="T225">: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6" office:value-type="string">
            <text:p text:style-name="P80"><text:span text:style-name="Strong_20_Emphasis"><text:span text:style-name="T38">Type 'kz menu', 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7" office:value-type="string">
            <text:p text:style-name="P27"><text:span text:style-name="Strong_20_Emphasis"><text:span text:style-name="T51">Select</text:span></text:span><text:span text:style-name="Strong_20_Emphasis"><text:span text:style-name="T44"> </text:span></text:span><text:span text:style-name="Strong_20_Emphasis"><text:span text:style-name="T77">4 - </text:span></text:span><text:span text:style-name="Strong_20_Emphasis"><text:span text:style-name="T68">Provision user</text:span></text:span><text:span text:style-name="Strong_20_Emphasis"><text:span text:style-name="T77"> </text:span></text:span><text:span text:style-name="Strong_20_Emphasis"><text:span text:style-name="T38">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</text:span></text:span><text:span text:style-name="Strong_20_Emphasis"><text:span text:style-name="T52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8" office:value-type="string">
            <text:p text:style-name="P52"><text:span text:style-name="Strong_20_Emphasis"><text:span text:style-name="T42">Follow the instructions on the screen.</text:span></text:span></text:p>
          </table:table-cell>
        </table:table-row>
      </table:table>
      <text:p text:style-name="P10"/>
      <text:p text:style-name="P12"/>
      <text:p text:style-name="P57"><text:span text:style-name="T130">End of checklist,</text:span><text:span text:style-name="T127"> </text:span><text:span text:style-name="T127"><text:user-field-get text:name="Distro">Debian</text:user-field-get></text:span><text:span text:style-name="T125"><text:s/></text:span><text:span text:style-name="T125"><text:user-field-get text:name="Version">12</text:user-field-get></text:span><text:span text:style-name="Strong_20_Emphasis"><text:span text:style-name="T126"><text:s/></text:span></text:span><text:span text:style-name="Strong_20_Emphasis"><text:span text:style-name="T128">LTS </text:span></text:span><text:span text:style-name="Strong_20_Emphasis"><text:span text:style-name="T129"><text:user-field-get text:name="Edition">server</text:user-field-get></text:span></text:span><text:span text:style-name="Strong_20_Emphasis"><text:span text:style-name="T129"><text:s/></text:span></text:span><text:span text:style-name="Strong_20_Emphasis"><text:span text:style-name="T130">installation is complete.</text:span></text:span></text:p>
      <text:p text:style-name="P37"/>
      <text:p text:style-name="P44"><text:span text:style-name="Emphasis"><text:span text:style-name="T216">Written</text:span></text:span><text:span text:style-name="Emphasis"><text:span text:style-name="T214"> </text:span></text:span><text:span text:style-name="Emphasis"><text:span text:style-name="T216">by</text:span></text:span><text:span text:style-name="Emphasis"><text:span text:style-name="T214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5">Karel Zimmer</text:span></text:span></text:a><text:span text:style-name="Emphasis"><text:span text:style-name="T214">, </text:span></text:span><text:a xlink:type="simple" xlink:href="https://creativecommons.org/publicdomain/zero/1.0" text:style-name="Internet_20_link" text:visited-style-name="Visited_20_Internet_20_Link"><text:span text:style-name="Emphasis"><text:span text:style-name="T217">CC0 1.0 Universal</text:span></text:span></text:a><text:span text:style-name="Emphasis"><text:span text:style-name="T214">, </text:span></text:span><text:span text:style-name="Strong_20_Emphasis"><text:span text:style-name="T42"><text:user-field-get text:name="Releaseyear">2023</text:user-field-get></text:span></text:span><text:span text:style-name="Emphasis"><text:span text:style-name="T218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3-08-09T10:14:45.557998227">09/08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1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9T10:14:45.359435579</dc:date>
    <meta:keyword>Installatie</meta:keyword>
    <meta:keyword>Checklist</meta:keyword>
    <meta:keyword>Linux</meta:keyword>
    <meta:editing-cycles>6900</meta:editing-cycles>
    <meta:editing-duration>P12DT3H45M9S</meta:editing-duration>
    <meta:print-date>2021-03-23T20:07:57.967210640</meta:print-date>
    <dc:creator>Karel Zimmer</dc:creator>
    <meta:document-statistic meta:table-count="4" meta:image-count="0" meta:object-count="0" meta:page-count="4" meta:paragraph-count="86" meta:word-count="574" meta:character-count="3531" meta:non-whitespace-character-count="2994"/>
    <meta:user-defined meta:name="Info 1"/>
    <meta:user-defined meta:name="Info 2"/>
    <meta:user-defined meta:name="Info 3"/>
    <meta:user-defined meta:name="Info 4"/>
  </office:meta>
</office:document-meta>
</file>